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1">
      <style:paragraph-properties fo:line-height="150%"/>
    </style:style>
    <style:style style:name="P59" style:family="paragraph" style:parent-style-name="Standard" style:master-page-name="First_20_Page">
      <style:paragraph-properties fo:line-height="150%" fo:text-align="end" style:justify-single-word="false" style:page-number="1"/>
      <style:text-properties style:font-name="Arial1"/>
    </style:style>
    <style:style style:name="P6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2" style:family="paragraph" style:parent-style-name="Heading_20_1">
      <style:paragraph-properties fo:line-height="150%" fo:break-before="page"/>
      <style:text-properties fo:font-size="16pt" style:font-size-asian="16pt" style:font-size-complex="16pt"/>
    </style:style>
    <style:style style:name="P63"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4" style:family="paragraph" style:parent-style-name="Heading_20_1">
      <style:paragraph-properties fo:line-height="150%" fo:break-before="page"/>
    </style:style>
    <style:style style:name="P65"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6"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67" style:family="paragraph" style:parent-style-name="Heading_20_2">
      <style:text-properties fo:font-style="normal" style:font-style-asian="normal" style:font-style-complex="normal"/>
    </style:style>
    <style:style style:name="P68" style:family="paragraph" style:parent-style-name="Heading_20_2">
      <style:paragraph-properties fo:line-height="150%"/>
      <style:text-properties fo:font-style="normal" style:font-style-asian="normal" style:font-style-complex="normal"/>
    </style:style>
    <style:style style:name="P69" style:family="paragraph" style:parent-style-name="Heading_20_2">
      <style:paragraph-properties fo:line-height="150%"/>
    </style:style>
    <style:style style:name="P70" style:family="paragraph" style:parent-style-name="Heading_20_2">
      <style:text-properties fo:background-color="#ffff00"/>
    </style:style>
    <style:style style:name="P7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74"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fo:font-weight="bold" style:font-weight-asian="bold" style:font-name-complex="Arial1" style:font-weight-complex="bold"/>
    </style:style>
    <style:style style:name="T15" style:family="text">
      <style:text-properties style:font-name="Arial1" fo:font-size="14pt" fo:font-style="normal" style:font-size-asian="14pt" style:font-style-asian="normal" style:font-name-complex="Arial1" style:font-size-complex="14pt" style:font-style-complex="normal"/>
    </style:style>
    <style:style style:name="T16" style:family="text">
      <style:text-properties style:font-name="Arial1" style:font-name-complex="Arial1"/>
    </style:style>
    <style:style style:name="T17" style:family="text">
      <style:text-properties style:font-name="Arial1" fo:font-style="normal" style:font-style-asian="normal" style:font-name-complex="Arial1" style:font-style-complex="normal"/>
    </style:style>
    <style:style style:name="T18"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19" style:family="text">
      <style:text-properties style:font-name="Arial1" fo:font-style="normal" fo:font-weight="bold" style:font-style-asian="normal" style:font-weight-asian="bold" style:font-name-complex="Arial1" style:font-style-complex="normal" style:font-weight-complex="bold"/>
    </style:style>
    <style:style style:name="T20" style:family="text">
      <style:text-properties fo:font-size="14pt" fo:font-style="normal" style:font-size-asian="14pt" style:font-style-asian="normal" style:font-size-complex="14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19</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62" text:outline-level="1">1. Indledning</text:h>
      <text:h text:style-name="P65" text:outline-level="2">1.1 Formål</text:h>
      <text:p text:style-name="P37">Tekst.</text:p>
      <text:h text:style-name="P65" text:outline-level="2">1.2 Referencer</text:h>
      <text:p text:style-name="P37">Tekst.</text:p>
      <text:h text:style-name="P65" text:outline-level="2">1.3 Læsevejledning</text:h>
      <text:p text:style-name="P37">Tekst.</text:p>
      <text:p text:style-name="P46"/>
      <text:h text:style-name="P62" text:outline-level="1">2. Generel beskrivelse</text:h>
      <text:h text:style-name="P68" text:outline-level="2">2.1 Systembeskrivelse</text:h>
      <text:p text:style-name="P22">Tekst.</text:p>
      <text:h text:style-name="P73" text:outline-level="3">2.1.1 Systemoversigt</text:h>
      <text:h text:style-name="P73" text:outline-level="3">2.1.2 Aktør-kontekst diagram</text:h>
      <text:h text:style-name="P73" text:outline-level="3">2.1.3 Aktør beskrivelser</text:h>
      <text:p text:style-name="P37"/>
      <table:table table:name="Table3" table:style-name="Table3">
        <table:table-column table:style-name="Table3.A"/>
        <table:table-column table:style-name="Table3.B"/>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
          </table:table-cell>
        </table:table-row>
        <table:table-row>
          <table:table-cell table:style-name="Table3.A2" office:value-type="string">
            <text:p text:style-name="P11">Type:</text:p>
          </table:table-cell>
          <table:table-cell table:style-name="Table3.B2" office:value-type="string">
            <text:p text:style-name="P4"/>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text:span></text:p>
          </table:table-cell>
        </table:table-row>
        <table:table-row>
          <table:table-cell table:style-name="Table3.A2" office:value-type="string">
            <text:p text:style-name="P13">Antal samtidige aktører:</text:p>
          </table:table-cell>
          <table:table-cell table:style-name="Table3.B2" office:value-type="string">
            <text:p text:style-name="P36"/>
          </table:table-cell>
        </table:table-row>
      </table:table>
      <text:p text:style-name="P21"/>
      <text:p text:style-name="P24">…</text:p>
      <text:h text:style-name="P68" text:outline-level="2">2.2 Systemets funktioner</text:h>
      <text:p text:style-name="P21">Tekst.</text:p>
      <text:h text:style-name="P73" text:outline-level="3">2.2.1 Use Case diagram</text:h>
      <text:p text:style-name="P48"/>
      <text:h text:style-name="P68" text:outline-level="2">2.3 Systemets begrænsninger</text:h>
      <text:p text:style-name="P22">Tekst.</text:p>
      <text:p text:style-name="P22"/>
      <text:h text:style-name="P68" text:outline-level="2">2.4 Systemets fremtid</text:h>
      <text:p text:style-name="P22">Tekst.</text:p>
      <text:h text:style-name="P68" text:outline-level="2"><text:soft-page-break/>2.5 Brugerprofil</text:h>
      <text:p text:style-name="P22">Tekst.</text:p>
      <text:h text:style-name="P68" text:outline-level="2">2.6 Krav til udviklingsforløbet</text:h>
      <text:p text:style-name="P22">Tekst.</text:p>
      <text:h text:style-name="P68" text:outline-level="2">2.7 Omfang af kundeleverance</text:h>
      <text:p text:style-name="P22">Tekst.</text:p>
      <text:h text:style-name="P68" text:outline-level="2">2.8 Forudsætninger</text:h>
      <text:p text:style-name="P22">Tekst.</text:p>
      <text:p text:style-name="P49"/>
      <text:h text:style-name="P63" text:outline-level="1">3. Funktionelle krav – Use Cases</text:h>
      <text:p text:style-name="P21">Use casene er delt op 3 dele:</text:p>
      <text:list xml:id="list37610658" text:style-name="L1">
        <text:list-item>
          <text:p text:style-name="P58">Styresystem</text:p>
        </text:list-item>
        <text:list-item>
          <text:p text:style-name="P58">Simulator</text:p>
        </text:list-item>
        <text:list-item>
          <text:p text:style-name="P58">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66" text:outline-level="2"/>
      <text:h text:style-name="P71" text:outline-level="2">3.1 Styresystem:</text:h>
      <text:h text:style-name="P65" text:outline-level="2">3.1.1 Use Case 1: S<text:span text:style-name="T14">tarte/stoppe systemet.</text:span></text:h>
      <text:p text:style-name="P23">Main success scenarie:</text:p>
      <text:p text:style-name="P43">”Brugeren starter systemet og kan bagefter stoppe systemet.”</text:p>
      <text:h text:style-name="Heading_20_2" text:outline-level="2"><text:span text:style-name="T12">3.1.2 Use Case 2: Styre klods placering</text:span><text:span text:style-name="T17">.</text:span><text:span text:style-name="T17">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7">.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2">3.1.4 Use Case 4: Manuelt styre</text:span><text:span text:style-name="T17">.</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7">.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2">3.1.6 Use Case 6: </text:span><text:span text:style-name="T17">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7">.</text:span></text:h>
      <text:p text:style-name="P38">Main success scenarie:</text:p>
      <text:p text:style-name="P43">”Brugeren interagerer med brugergrænsefladen og får listet alle tingene der indgår i systemet.”</text:p>
      <text:h text:style-name="Heading_20_2" text:outline-level="2"><text:span text:style-name="T12">3.1.8 Use Case 8: Login</text:span><text:span text:style-name="T17">.</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16">.</text:span></text:h>
      <text:p text:style-name="P23">Main success scenarie:</text:p>
      <text:p text:style-name="P45">”Brugeren har en GUI, hvor der er adgang til systemets funktionalitet.”</text:p>
      <text:h text:style-name="Heading_20_2" text:outline-level="2"><text:span text:style-name="T13">3.1.11 Use Case 10: </text:span><text:span text:style-name="T18">Følge program udvikling</text:span><text:span text:style-name="T19">.</text:span><text:span text:style-name="T17">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2">3.1.10 Use Case 11: </text:span><text:span text:style-name="T17">Sætte klods tolerance.</text:span></text:h>
      <text:p text:style-name="P50">Main success scenarie:</text:p>
      <text:h text:style-name="P72" text:outline-level="2">3.2 Simulator:</text:h>
      <text:h text:style-name="P69" text:outline-level="2">3.2.1 Use Case 12: Se robot/simulator position<text:span text:style-name="T16">.</text:span></text:h>
      <text:p text:style-name="P23">Main success scenarie:</text:p>
      <text:p text:style-name="P43">”Teknikeren får ved hver bevægelse af robotten/simulatoren vist positionen af robotten/simulatoren.”</text:p>
      <text:h text:style-name="Heading_20_2" text:outline-level="2"><text:span text:style-name="T20">3.2.2 Use Case 13: Køre kode</text:span><text:span text:style-name="T15">.</text:span></text:h>
      <text:p text:style-name="P38">Main success scenarie:</text:p>
      <text:p text:style-name="P43">”Brugeren har valg noget DSL kode og starter derefter kørsel af koden på robotten/simulatoren.”</text:p>
      <text:h text:style-name="Heading_20_2" text:outline-level="2"><text:span text:style-name="T20">3.2.3 Use Case 14: Vise kørselstid</text:span><text:span text:style-name="T15">.</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0">3.2.4 Use Case 15: Have grafisk visning</text:span><text:span text:style-name="T15">.</text:span></text:h>
      <text:p text:style-name="P40">Main success scenarie:</text:p>
      <text:p text:style-name="P45">”Når simulatoren er valgt vil simulatoren vise hvordan robotten ville se ud efter forskellige kommandoer er kørt.”</text:p>
      <text:h text:style-name="P70" text:outline-level="2">3.2.5 Use Case 16: Hente værdier til styresystem<text:span text:style-name="T16">.</text:span></text:h>
      <text:p text:style-name="P26">Main success scenarie:</text:p>
      <text:p text:style-name="P52">Behøver den det og hvad skal egentlig hentes?</text:p>
      <text:h text:style-name="P70" text:outline-level="2"><text:span text:style-name="T20">3.2.6 Use Case 17: Kalibrere værdier</text:span><text:span text:style-name="T15">.</text:span></text:h>
      <text:p text:style-name="P39">Main success scenarie:</text:p>
      <text:p text:style-name="P44">”Teknikere aktiverer en speciel menu, hvorfra han kan fin indstille værdier for ???”</text:p>
      <text:p text:style-name="P52">Hvad kan kalibreres i simulatoren?</text:p>
      <text:h text:style-name="P67" text:outline-level="2"><text:soft-page-break/>3.3 IDE:</text:h>
      <text:h text:style-name="P69" text:outline-level="2">3.3.1 Use Case 18: I<text:span text:style-name="T16">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0">3.3.2 Use Case 19: Debugge</text:span><text:span text:style-name="T15">. </text:span></text:h>
      <text:p text:style-name="P40">Main success scenarie:</text:p>
      <text:p text:style-name="P45">”Brugeren vælger hvor programmet skal starte fra og han kan derfra steppe gennem koden.”</text:p>
      <text:h text:style-name="Heading_20_2" text:outline-level="2"><text:span text:style-name="T20">3.3.3 Use Case 20: Se DSL manual</text:span><text:span text:style-name="T15">.</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0">3.3.4 Use Case 21: Indstille editor</text:span><text:span text:style-name="T15">.</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0">3.3.5 Use Case 22: </text:span><text:span text:style-name="T15">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0">3.3.6 Use Case 23: </text:span><text:span text:style-name="T15">Bruge makroer.</text:span></text:h>
      <text:p text:style-name="P38">Main success scenarie:</text:p>
      <text:p text:style-name="P43">”Brugeren vælger en kode makro og indholdet bliver sat ind i editoren.”</text:p>
      <text:h text:style-name="Heading_20_2" text:outline-level="2"><text:soft-page-break/><text:span text:style-name="T20">3.3.7 Use Case 24: </text:span><text:span text:style-name="T15">Bruge genvejstaster.</text:span></text:h>
      <text:p text:style-name="P38">Main success scenarie:</text:p>
      <text:p text:style-name="P43">”Brugeren trykker på en tastatur genvej, og den tilhørende kommando vil blive udført.”</text:p>
      <text:h text:style-name="Heading_20_2" text:outline-level="2"><text:span text:style-name="T20">3.3.8 Use Case 25: Bruge intellisense</text:span><text:span text:style-name="T15">.</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0">3.3.9 Use Case 26: Åbne/lukke filer</text:span><text:span text:style-name="T15">.</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0">3.3.10 Use Case 27: </text:span><text:span text:style-name="T15">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0">3.3.11 Use Case 28: Søge og erstatte ord</text:span><text:span text:style-name="T15">.</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0">3.3.12 Use Case 29: </text:span><text:span text:style-name="T15">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0">3.3.13 Use Case 30: </text:span><text:span text:style-name="T15">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0">3.3.14 Use Case 31:</text:span><text:span text:style-name="T15">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0">3.3.15 Use Case 32:</text:span><text:span text:style-name="T15"> Have auto-indentation.</text:span></text:h>
      <text:p text:style-name="P40">Main success scenarie:</text:p>
      <text:p text:style-name="P45">”Brugeren skriver noget kode og editoren indenter automatisk koden.”</text:p>
      <text:h text:style-name="Heading_20_2" text:outline-level="2"><text:span text:style-name="T20">3.3.16 Use Case 33: </text:span><text:span text:style-name="T15">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0">3.3.17 Use Case 34: Have file explorer</text:span><text:span text:style-name="T15">.</text:span></text:h>
      <text:p text:style-name="P40">Main success scenarie:</text:p>
      <text:p text:style-name="P45">”Brugeren ser en liste over åbne filer i IDE´en og kan derfra vise filerne i editoren.”</text:p>
      <text:h text:style-name="Heading_20_2" text:outline-level="2"><text:span text:style-name="T20">3.3.18 Use Case 35: </text:span><text:span text:style-name="T15">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0">3.3.19 Use Case 36: Have</text:span><text:span text:style-name="T15">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69" text:outline-level="2"><text:span text:style-name="T20">3.3.20 Use Case 37: Have s</text:span><text:span text:style-name="T15">yntaks highlighting. </text:span></text:h>
      <text:p text:style-name="P23">Main success scenarie:</text:p>
      <text:p text:style-name="P45">”I editoren vil brugeren få markeret nøgleord/keywords i DSL koden.”</text:p>
      <text:h text:style-name="Heading_20_2" text:outline-level="2"><text:span text:style-name="T20">3.3.21 Use Case 38: </text:span><text:span text:style-name="T15">Have DSL arbejdsområde.</text:span></text:h>
      <text:p text:style-name="P40">Main success scenarie:</text:p>
      <text:p text:style-name="P45">”Brugeren har et område, hvor han skriver DSL koden og kan derfra arbejde videre med den.”</text:p>
      <text:h text:style-name="P69" text:outline-level="2">3.3.22 Use Case 39: <text:span text:style-name="T16">Have fil information vist.</text:span></text:h>
      <text:p text:style-name="P23">Main success scenarie:</text:p>
      <text:p text:style-name="P45">”Mens brugeren arbejder i IDE´en vil han kunne se informationer for filen..”</text:p>
      <text:h text:style-name="Heading_20_2" text:outline-level="2"><text:span text:style-name="T20">3.3.23 Use Case 40: </text:span><text:span text:style-name="T15">Som bruger vil jeg kunne sende fil over i styresystemet.</text:span></text:h>
      <text:p text:style-name="P39">Main success scenarie:</text:p>
      <text:p text:style-name="P42">Hører vidst mere til 'under the hood' for implementationen af systemet.</text:p>
      <text:p text:style-name="P42"/>
      <text:h text:style-name="P67" text:outline-level="2">Use cases efter første specificering:</text:h>
      <text:p text:style-name="P41">Use cases, som der senere er kommet frem inde i construction eller efter feedback.</text:p>
      <text:h text:style-name="P74" text:outline-level="3">Styresystem:</text:h>
      <text:p text:style-name="P41">Ingen.</text:p>
      <text:h text:style-name="P74" text:outline-level="3"><text:soft-page-break/>Simulator:</text:h>
      <text:p text:style-name="P41">Ingen.</text:p>
      <text:h text:style-name="P74" text:outline-level="3">IDE:</text:h>
      <text:p text:style-name="P54">Ingen.</text:p>
      <text:h text:style-name="P64" text:outline-level="1"><text:span text:style-name="T12">4. E</text:span><text:span text:style-name="T11">ksterne grænseflader</text:span></text:h>
      <text:h text:style-name="P68" text:outline-level="2">4.1 Bruger-grænseflade</text:h>
      <text:p text:style-name="P17">Tekst.</text:p>
      <text:h text:style-name="P68" text:outline-level="2">4.2 Hardware-grænseflade</text:h>
      <text:p text:style-name="P17">Tekst.</text:p>
      <text:h text:style-name="P68" text:outline-level="2">4.3 Kommunikations-grænseflade</text:h>
      <text:p text:style-name="P17">Tekst.</text:p>
      <text:h text:style-name="P68" text:outline-level="2">4.4 Software-grænseflade</text:h>
      <text:p text:style-name="P17">Tekst.</text:p>
      <text:h text:style-name="P63" text:outline-level="1">5. Krav til systemets ydelse</text:h>
      <text:p text:style-name="P10">Tekst.</text:p>
      <text:h text:style-name="P61" text:outline-level="1">6. Kvalitetsfaktorer</text:h>
      <text:p text:style-name="P10">Tekst.</text:p>
      <text:h text:style-name="P61" text:outline-level="1">7. Designkrav</text:h>
      <text:p text:style-name="P10">Tekst.</text:p>
      <text:h text:style-name="P61" text:outline-level="1">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p text:style-name="P10">Tekst.</text:p>
      <text:p text:style-name="P10"/>
      <text:p text:style-name="P47">10. Bilag</text:p>
      <text:p text:style-name="P47"><text:soft-page-break/>10.1 Ordliste</text:p>
      <text:p text:style-name="P10">Tekst.</text:p>
      <text:p text:style-name="P10"/>
      <text:p text:style-name="P47">10.2 Datadefinitioner</text:p>
      <text:p text:style-name="P10">Tekst.</text:p>
      <text:p text:style-name="P10"/>
      <text:p text:style-name="P47">10.3 Ordliste</text:p>
      <text:p text:style-name="P10">Tek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19</text:page-number> af <text:page-count>1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2T17:47:44.96</dc:date>
    <meta:editing-duration>PT1H13M12S</meta:editing-duration>
    <meta:editing-cycles>84</meta:editing-cycles>
    <meta:generator>LibreOffice/3.5$Windows_x86 LibreOffice_project/7e68ba2-a744ebf-1f241b7-c506db1-7d53735</meta:generator>
    <meta:document-statistic meta:table-count="3" meta:image-count="0" meta:object-count="0" meta:page-count="19" meta:paragraph-count="339" meta:word-count="2042" meta:character-count="13162" meta:non-whitespace-character-count="11342"/>
  </office:meta>
</office:document-meta>
</file>